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67mm"/>
    </style:style>
    <style:style style:name="co2" style:family="table-column">
      <style:table-column-properties fo:break-before="auto" style:column-width="68.88mm"/>
    </style:style>
    <style:style style:name="co3" style:family="table-column">
      <style:table-column-properties fo:break-before="auto" style:column-width="107.44mm"/>
    </style:style>
    <style:style style:name="co4" style:family="table-column">
      <style:table-column-properties fo:break-before="auto" style:column-width="151.5mm"/>
    </style:style>
    <style:style style:name="co5" style:family="table-column">
      <style:table-column-properties fo:break-before="auto" style:column-width="46.62mm"/>
    </style:style>
    <style:style style:name="ro1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28.1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MoreInformation</text:p>
          </table:table-cell>
          <table:table-cell office:value-type="string">
            <text:p>Link</text:p>
          </table:table-cell>
          <table:table-cell table:number-columns-repeated="1020"/>
        </table:table-row>
        <table:table-row table:style-name="ro2">
          <table:table-cell office:value-type="string">
            <text:p>cccma-cgcm31</text:p>
          </table:table-cell>
          <table:table-cell office:value-type="string">
            <text:p>Coupled Global Climate Model (CGCM3)</text:p>
          </table:table-cell>
          <table:table-cell office:value-type="string">
            <text:p>Canadian Centre for Climate Modelling and Analysis (CCCma)</text:p>
          </table:table-cell>
          <table:table-cell table:style-name="ce1" office:value-type="string">
            <text:p><text:a xlink:href="http://www.ipcc-data.org/ar4/model-CCCMA-CGCM3_1-T47-change.html">http://www.ipcc-data.org/ar4/model-CCCMA-CGCM3_1-T47-change.html</text:a></text:p>
          </table:table-cell>
          <table:table-cell table:number-columns-repeated="1020"/>
        </table:table-row>
        <table:table-row table:style-name="ro3">
          <table:table-cell office:value-type="string">
            <text:p>ccsr-miroc32hi</text:p>
          </table:table-cell>
          <table:table-cell office:value-type="string">
            <text:p>MIROC3.2 (hires)</text:p>
          </table:table-cell>
          <table:table-cell office:value-type="string">
            <text:p>CCSR/NIES/FRCGC, Japan </text:p>
            <text:p>CCSR = Center for Climate System Research, University of Tokyo </text:p>
            <text:p>NIES = National Institute for Environmental Studies </text:p>
            <text:p>FRCGC = Frontier Research Center for Global Chance, Japan Agency for </text:p>
            <text:p>Marine-Earth Science and Technology (JAMSTEC) </text:p>
            <text:p>(The University of Tokyo is a National University Corporation and NIES and </text:p>
            <text:p>JAMSTEC are Independent Administrative Institutions) </text:p>
          </table:table-cell>
          <table:table-cell table:style-name="ce1" office:value-type="string">
            <text:p><text:a xlink:href="http://www-pcmdi.llnl.gov/ipcc/model_documentation/MIROC3.2_hires.pdf">http://www-pcmdi.llnl.gov/ipcc/model_documentation/MIROC3.2_hires.pdf</text:a></text:p>
          </table:table-cell>
          <table:table-cell table:number-columns-repeated="1020"/>
        </table:table-row>
        <table:table-row table:style-name="ro3">
          <table:table-cell office:value-type="string">
            <text:p>ccsr-miroc32med</text:p>
          </table:table-cell>
          <table:table-cell office:value-type="string">
            <text:p>MIROC3.2 (medres)</text:p>
          </table:table-cell>
          <table:table-cell office:value-type="string">
            <text:p>CCSR/NIES/FRCGC, Japan </text:p>
            <text:p>CCSR = Center for Climate System Research, University of Tokyo </text:p>
            <text:p>NIES = National Institute for Environmental Studies </text:p>
            <text:p>FRCGC = Frontier Research Center for Global Chance, Japan Agency for </text:p>
            <text:p>Marine-Earth Science and Technology (JAMSTEC) </text:p>
            <text:p>(The University of Tokyo is a National University Corporation and NIES and </text:p>
            <text:p>JAMSTEC are Independent Administrative Institutions) </text:p>
          </table:table-cell>
          <table:table-cell table:style-name="ce1" office:value-type="string">
            <text:p><text:a xlink:href="http://www-pcmdi.llnl.gov/ipcc/model_documentation/MIROC3.2_hires.pdf">http://www-pcmdi.llnl.gov/ipcc/model_documentation/MIROC3.2_hires.pdf</text:a></text:p>
          </table:table-cell>
          <table:table-cell table:number-columns-repeated="1020"/>
        </table:table-row>
        <table:table-row table:style-name="ro2">
          <table:table-cell office:value-type="string">
            <text:p>cnrm-cm3 <text:s text:c="3"/></text:p>
          </table:table-cell>
          <table:table-cell table:style-name="ce1" office:value-type="string">
            <text:p>CNRM-CM3</text:p>
          </table:table-cell>
          <table:table-cell office:value-type="string">
            <text:p>Centre National de Recherches Meteorologiques, Meteo France, France</text:p>
          </table:table-cell>
          <table:table-cell table:style-name="ce1" office:value-type="string">
            <text:p><text:a xlink:href="http://www.ipcc-data.org/ar4/model-CNRM-CM3-change.html">http://www.ipcc-data.org/ar4/model-CNRM-CM3-change.html</text:a></text:p>
          </table:table-cell>
          <table:table-cell table:number-columns-repeated="1020"/>
        </table:table-row>
        <table:table-row table:style-name="ro2">
          <table:table-cell office:value-type="string">
            <text:p>csiro-mk30</text:p>
          </table:table-cell>
          <table:table-cell table:style-name="ce1" office:value-type="string">
            <text:p>CSIRO Mark 3.0</text:p>
          </table:table-cell>
          <table:table-cell office:value-type="string">
            <text:p>The CSIRO Mk3.5 Climate Model The Centre for Australian Weather and Climate Research </text:p>
          </table:table-cell>
          <table:table-cell table:style-name="ce1" office:value-type="string">
            <text:p><text:a xlink:href="http://www.ipcc-data.org/ar4/model-CSIRO-MK3-change.html">http://www.ipcc-data.org/ar4/model-CSIRO-MK3-change.html</text:a></text:p>
          </table:table-cell>
          <table:table-cell table:number-columns-repeated="1020"/>
        </table:table-row>
        <table:table-row table:style-name="ro1">
          <table:table-cell office:value-type="string">
            <text:p>gfdl-cm20</text:p>
          </table:table-cell>
          <table:table-cell table:style-name="ce1" office:value-type="string">
            <text:p>CM2.0 - AOGCM</text:p>
          </table:table-cell>
          <table:table-cell table:style-name="ce1" office:value-type="string">
            <text:p>Geophysical Fluid Dynamics Laboratory,NOAA</text:p>
          </table:table-cell>
          <table:table-cell table:style-name="ce1" office:value-type="string">
            <text:p><text:a xlink:href="http://www.ipcc-data.org/ar4/model-GFDL-CM2-change.html">http://www.ipcc-data.org/ar4/model-GFDL-CM2-change.html</text:a></text:p>
          </table:table-cell>
          <table:table-cell table:number-columns-repeated="1020"/>
        </table:table-row>
        <table:table-row table:style-name="ro2">
          <table:table-cell office:value-type="string">
            <text:p>gfdl-cm21</text:p>
          </table:table-cell>
          <table:table-cell table:style-name="ce1" office:value-type="string">
            <text:p>CM2.1 - AOGCM</text:p>
          </table:table-cell>
          <table:table-cell table:style-name="ce1" office:value-type="string">
            <text:p>Geophysical Fluid Dynamics Laboratory,NOAA</text:p>
          </table:table-cell>
          <table:table-cell table:style-name="ce1" office:value-type="string">
            <text:p><text:a xlink:href="http://www.ipcc-data.org/ar4/model-GFDL-CM2_1-change.html">http://www.ipcc-data.org/ar4/model-GFDL-CM2_1-change.html</text:a></text:p>
          </table:table-cell>
          <table:table-cell table:number-columns-repeated="1020"/>
        </table:table-row>
        <table:table-row table:style-name="ro4">
          <table:table-cell office:value-type="string">
            <text:p>giss-modeleh</text:p>
          </table:table-cell>
          <table:table-cell table:style-name="ce1" office:value-type="string">
            <text:p>GISS ModelE-H and GISS ModelE-R (which differ only in ocean component)</text:p>
          </table:table-cell>
          <table:table-cell table:style-name="ce1" office:value-type="string">
            <text:p>Goddard Institute for Space Studies (GISS), NASA, USA</text:p>
          </table:table-cell>
          <table:table-cell table:style-name="ce1" office:value-type="string">
            <text:p><text:a xlink:href="http://www.ipcc-data.org/ar4/model-NASA-GISS-EH-change.html">http://www.ipcc-data.org/ar4/model-NASA-GISS-EH-change.html</text:a></text:p>
          </table:table-cell>
          <table:table-cell table:number-columns-repeated="1020"/>
        </table:table-row>
        <table:table-row table:style-name="ro4">
          <table:table-cell office:value-type="string">
            <text:p>giss-modeler</text:p>
          </table:table-cell>
          <table:table-cell table:style-name="ce1" office:value-type="string">
            <text:p>GISS ModelE-H and GISS ModelE-R (which differ only in ocean component)</text:p>
          </table:table-cell>
          <table:table-cell table:style-name="ce1" office:value-type="string">
            <text:p>Goddard Institute for Space Studies (GISS), NASA, USA</text:p>
          </table:table-cell>
          <table:table-cell table:style-name="ce1" office:value-type="string">
            <text:p><text:a xlink:href="http://www.ipcc-data.org/ar4/model-NASA-GISS-ER-change.html">http://www.ipcc-data.org/ar4/model-NASA-GISS-ER-change.html</text:a></text:p>
          </table:table-cell>
          <table:table-cell table:number-columns-repeated="1020"/>
        </table:table-row>
        <table:table-row table:style-name="ro4">
          <table:table-cell office:value-type="string">
            <text:p>iap-fgoals10g </text:p>
          </table:table-cell>
          <table:table-cell table:style-name="ce1" office:value-type="string">
            <text:p>FGOALS1.0_g</text:p>
          </table:table-cell>
          <table:table-cell table:style-name="ce1" office:value-type="string">
            <text:p>LASG, Institute of Atmospheric Physics, Chinese Academy of Sciemces, P.O. Box 9804, Beijing 100029, P.R. China</text:p>
          </table:table-cell>
          <table:table-cell table:style-name="ce1" office:value-type="string">
            <text:p><text:a xlink:href="http://www.ipcc-data.org/ar4/model-LASG-FGOALS-G1_0-change.html">http://www.ipcc-data.org/ar4/model-LASG-FGOALS-G1_0-change.html</text:a></text:p>
          </table:table-cell>
          <table:table-cell table:number-columns-repeated="1020"/>
        </table:table-row>
        <table:table-row table:style-name="ro2">
          <table:table-cell office:value-type="string">
            <text:p>inm-cm30</text:p>
          </table:table-cell>
          <table:table-cell table:style-name="ce1" office:value-type="string">
            <text:p>INMCM3.0</text:p>
          </table:table-cell>
          <table:table-cell table:style-name="ce1" office:value-type="string">
            <text:p>Institute of Numerical Mathematics, Russian Academy of Science, Russia.</text:p>
          </table:table-cell>
          <table:table-cell table:style-name="ce1" office:value-type="string">
            <text:p><text:a xlink:href="http://www.ipcc-data.org/ar4/model-INM-CM3-change.html">http://www.ipcc-data.org/ar4/model-INM-CM3-change.html</text:a></text:p>
          </table:table-cell>
          <table:table-cell table:number-columns-repeated="1020"/>
        </table:table-row>
        <table:table-row table:style-name="ro2">
          <table:table-cell office:value-type="string">
            <text:p>ipsl-cm4</text:p>
          </table:table-cell>
          <table:table-cell table:style-name="ce1" office:value-type="string">
            <text:p>IPSL-CM4</text:p>
          </table:table-cell>
          <table:table-cell table:style-name="ce1" office:value-type="string">
            <text:p>Institut Pierre Simon Laplace (IPSL), France</text:p>
          </table:table-cell>
          <table:table-cell table:style-name="ce1" office:value-type="string">
            <text:p><text:a xlink:href="http://www.ipcc-data.org/ar4/model-IPSL-CM4-change.html">http://www.ipcc-data.org/ar4/model-IPSL-CM4-change.html</text:a></text:p>
          </table:table-cell>
          <table:table-cell table:number-columns-repeated="1020"/>
        </table:table-row>
        <table:table-row table:style-name="ro2">
          <table:table-cell office:value-type="string">
            <text:p>mpi-echam5</text:p>
          </table:table-cell>
          <table:table-cell table:style-name="ce1" office:value-type="string">
            <text:p>ECHAM5/MPI-OM</text:p>
          </table:table-cell>
          <table:table-cell office:value-type="string">
            <text:p>Max Planck Institute for Meteorology, Germany</text:p>
          </table:table-cell>
          <table:table-cell table:style-name="ce1" office:value-type="string">
            <text:p><text:a xlink:href="http://www.ipcc-data.org/ar4/model-MPIM-ECHAM5-change.html">http://www.ipcc-data.org/ar4/model-MPIM-ECHAM5-change.html</text:a></text:p>
          </table:table-cell>
          <table:table-cell table:number-columns-repeated="1020"/>
        </table:table-row>
        <table:table-row table:style-name="ro2">
          <table:table-cell office:value-type="string">
            <text:p>mri-cgcm232a</text:p>
          </table:table-cell>
          <table:table-cell table:style-name="ce1" office:value-type="string">
            <text:p>MRI-CGCM2.3.2</text:p>
          </table:table-cell>
          <table:table-cell office:value-type="string">
            <text:p>Meteorological Research Institute, Japan Meteorological Agency, Japan</text:p>
          </table:table-cell>
          <table:table-cell table:style-name="ce1" office:value-type="string">
            <text:p><text:a xlink:href="http://www.ipcc-data.org/ar4/model-MRI-CGCM2_3_2-change.html">http://www.ipcc-data.org/ar4/model-MRI-CGCM2_3_2-change.html</text:a></text:p>
          </table:table-cell>
          <table:table-cell table:number-columns-repeated="1020"/>
        </table:table-row>
        <table:table-row table:style-name="ro4">
          <table:table-cell office:value-type="string">
            <text:p>ncar-ccsm30</text:p>
          </table:table-cell>
          <table:table-cell table:style-name="ce1" office:value-type="string">
            <text:p>Community Climate System Model, version 3.0 (CCSM3)</text:p>
          </table:table-cell>
          <table:table-cell table:style-name="ce1" office:value-type="string">
            <text:p>National Center for Atmospheric Research (NCAR),</text:p>
          </table:table-cell>
          <table:table-cell table:style-name="ce1" office:value-type="string">
            <text:p><text:a xlink:href="http://www.ipcc-data.org/ar4/model-NCAR-CCSM3-change.html">http://www.ipcc-data.org/ar4/model-NCAR-CCSM3-change.html</text:a></text:p>
          </table:table-cell>
          <table:table-cell table:number-columns-repeated="1020"/>
        </table:table-row>
        <table:table-row table:style-name="ro4">
          <table:table-cell office:value-type="string">
            <text:p>ncar-pcm1</text:p>
          </table:table-cell>
          <table:table-cell table:style-name="ce1" office:value-type="string">
            <text:p>Parallel Climate Model (PCM)</text:p>
          </table:table-cell>
          <table:table-cell table:style-name="ce1" office:value-type="string">
            <text:p>National Center for Atmospheric Research (NCAR), NSF (a primary sponsor), DOE (a primary sponsor), NASA, and NOAA</text:p>
          </table:table-cell>
          <table:table-cell table:style-name="ce1" office:value-type="string">
            <text:p><text:a xlink:href="http://www.ipcc-data.org/ar4/model-NCAR-PCM-change.html">http://www.ipcc-data.org/ar4/model-NCAR-PCM-change.html</text:a></text:p>
          </table:table-cell>
          <table:table-cell table:number-columns-repeated="1020"/>
        </table:table-row>
        <table:table-row table:style-name="ro1">
          <table:table-cell office:value-type="string">
            <text:p>ukmo-hadcm3</text:p>
          </table:table-cell>
          <table:table-cell table:style-name="ce1" office:value-type="string">
            <text:p>HadCM3</text:p>
          </table:table-cell>
          <table:table-cell table:style-name="ce1" office:value-type="string">
            <text:p>Hadley Centre for Climate Prediction and Research, Met Office, United Kingdom</text:p>
          </table:table-cell>
          <table:table-cell office:value-type="string">
            <text:p><text:a xlink:href="http://www.ipcc-data.org/ar4/model-UKMO-HADCM3-change.html">http://www.ipcc-data.org/ar4/model-UKMO-HADCM3-change.html</text:a></text:p>
          </table:table-cell>
          <table:table-cell table:number-columns-repeated="1020"/>
        </table:table-row>
        <table:table-row table:style-name="ro4">
          <table:table-cell office:value-type="string">
            <text:p>ukmo-hadgem1</text:p>
          </table:table-cell>
          <table:table-cell table:style-name="ce1" office:value-type="string">
            <text:p>Hadley Centre Global Environmental Model, version 1 (HadGEM1)</text:p>
          </table:table-cell>
          <table:table-cell office:value-type="string">
            <text:p>Hadley Centre for Climate Prediction and Research, Met Office United Kingdom</text:p>
          </table:table-cell>
          <table:table-cell table:style-name="ce1" office:value-type="string">
            <text:p><text:a xlink:href="http://www.ipcc-data.org/ar4/model-UKMO-HADGEM1-change.html">http://www.ipcc-data.org/ar4/model-UKMO-HADGEM1-change.html</text:a></text:p>
          </table:table-cell>
          <table:table-cell table:number-columns-repeated="1020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9T17:21:53</dc:date>
    <dc:creator>Adam Fakes</dc:creator>
    <meta:document-statistic meta:table-count="1" meta:cell-count="76" meta:object-count="0"/>
    <meta:generator>LibreOffice/3.5$Linux_X86_64 LibreOffice_project/235ab8a-3802056-4a8fed3-2d66ea8-e241b80</meta:generator>
  </office:meta>
</office:document-meta>
</file>